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2">
      <style:paragraph-properties fo:margin-top="0in" fo:margin-bottom="0in"/>
    </style:style>
    <style:style style:name="P2"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1.25pt" fo:font-style="italic" style:text-underline-style="none" fo:font-weight="normal" style:text-blinking="false" fo:background-color="#ffffff"/>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1.25pt" fo:font-style="italic" style:text-underline-style="none" fo:font-weight="bold" style:text-blinking="false" fo:background-color="transparent"/>
    </style:style>
    <style:style style:name="P5"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ff9900"/>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P8"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1.25pt" fo:font-style="normal" style:text-underline-style="none" fo:font-weight="bold" style:text-blinking="false" fo:background-color="#ffffff"/>
    </style:style>
    <style:style style:name="P9" style:family="paragraph" style:parent-style-name="Text_20_body">
      <style:paragraph-properties fo:margin-top="0in" fo:margin-bottom="0in" fo:line-height="114%" style:writing-mode="lr-tb"/>
      <style:text-properties fo:font-variant="normal" fo:text-transform="none" fo:color="#000000" style:text-line-through-style="none" style:text-underline-style="none" style:text-blinking="false" fo:background-color="transparent"/>
    </style:style>
    <style:style style:name="P10" style:family="paragraph" style:parent-style-name="Text_20_body">
      <style:paragraph-properties fo:margin-top="0in" fo:margin-bottom="0in" fo:line-height="114%" style:writing-mode="lr-tb"/>
      <style:text-properties fo:font-variant="normal" fo:text-transform="none" fo:color="#000000" style:font-name="Arial1" fo:font-size="11.25pt" fo:font-style="italic" style:text-underline-style="solid" style:text-underline-width="auto" style:text-underline-color="font-color" fo:font-weight="normal" fo:background-color="#ffffff"/>
    </style:style>
    <style:style style:name="P11" style:family="paragraph" style:parent-style-name="Text_20_body">
      <style:paragraph-properties fo:margin-top="0in" fo:margin-bottom="0in" fo:line-height="114%" style:writing-mode="lr-tb"/>
      <style:text-properties fo:font-variant="normal" fo:text-transform="none" fo:color="#ff0000" style:text-line-through-style="none" style:font-name="Arial1" fo:font-size="11.25pt" fo:font-style="normal" style:text-underline-style="none" fo:font-weight="bold" style:text-blinking="false" fo:background-color="transparent"/>
    </style:style>
    <style:style style:name="P12" style:family="paragraph" style:parent-style-name="Text_20_body">
      <style:paragraph-properties fo:margin-top="0in" fo:margin-bottom="0in" fo:line-height="114%" style:writing-mode="lr-tb"/>
      <style:text-properties fo:font-variant="normal" fo:text-transform="none" fo:color="#0000ff" style:text-line-through-style="none" style:font-name="Arial1" fo:font-size="11.25pt" fo:font-style="normal" style:text-underline-style="none" fo:font-weight="normal" style:text-blinking="false" fo:background-color="transparent"/>
    </style:style>
    <style:style style:name="P13" style:family="paragraph" style:parent-style-name="Text_20_body">
      <style:paragraph-properties fo:margin-top="0in" fo:margin-bottom="0in" fo:line-height="114%" style:writing-mode="lr-tb"/>
      <style:text-properties fo:font-variant="normal" fo:text-transform="none" fo:color="#0000ff" style:text-line-through-style="none" style:font-name="Arial1" fo:font-size="11.25pt" fo:font-style="normal" style:text-underline-style="none" fo:font-weight="bold" style:text-blinking="false" fo:background-color="transparent"/>
    </style:style>
    <style:style style:name="P14" style:family="paragraph" style:parent-style-name="Text_20_body">
      <style:paragraph-properties fo:margin-top="0in" fo:margin-bottom="0in" fo:line-height="114%" style:writing-mode="lr-tb"/>
      <style:text-properties fo:font-variant="normal" fo:text-transform="none" fo:color="#0000ff" style:text-line-through-style="none" style:font-name="Arial1" fo:font-size="11.25pt" fo:font-style="normal" style:text-underline-style="none" fo:font-weight="bold" style:text-blinking="false" fo:background-color="#ffffff"/>
    </style:style>
    <style:style style:name="P15" style:family="paragraph" style:parent-style-name="Text_20_body">
      <style:paragraph-properties fo:margin-top="0in" fo:margin-bottom="0in" fo:line-height="114%" style:writing-mode="lr-tb"/>
      <style:text-properties fo:font-variant="normal" fo:text-transform="none" fo:color="#ffffff" style:text-line-through-style="none" style:font-name="Arial1" fo:font-size="11.25pt" fo:font-style="normal" style:text-underline-style="none" fo:font-weight="bold" style:text-blinking="false" fo:background-color="#000000"/>
    </style:style>
    <style:style style:name="P16" style:family="paragraph" style:parent-style-name="Text_20_body">
      <style:paragraph-properties fo:margin-top="0in" fo:margin-bottom="0in" fo:line-height="114%" style:writing-mode="lr-tb"/>
    </style:style>
    <style:style style:name="P17" style:family="paragraph" style:parent-style-name="Text_20_body" style:list-style-name="L1">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18" style:family="paragraph" style:parent-style-name="Text_20_body" style:list-style-name="L1">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9" style:family="paragraph" style:parent-style-name="Text_20_body" style:list-style-name="L2">
      <style:paragraph-properties fo:margin-top="0in" fo:margin-bottom="0in" fo:line-height="114%" fo:background-color="#ffffff"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ffffff"/>
    </style:style>
    <style:style style:name="T1" style:family="text">
      <style:text-properties fo:background-color="transparent"/>
    </style:style>
    <style:style style:name="T2" style:family="text">
      <style:text-properties fo:color="#ff0000" fo:background-color="transparent"/>
    </style:style>
    <style:style style:name="T3" style:family="text">
      <style:text-properties fo:color="#ff0000" fo:font-weight="bold" fo:background-color="transparent"/>
    </style:style>
    <style:style style:name="T4"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1" fo:font-size="11.25pt" fo:font-style="normal" style:text-underline-style="none" fo:font-weight="normal" style:text-blinking="false" fo:background-color="#ff9900"/>
    </style:style>
    <style:style style:name="T6" style:family="text">
      <style:text-properties fo:font-variant="normal" fo:text-transform="none" fo:color="#000000" style:text-line-through-style="none" style:font-name="Arial1" fo:font-size="11.25pt" fo:font-style="normal" style:text-underline-style="none" fo:font-weight="normal" style:text-blinking="false" fo:background-color="#ffffff"/>
    </style:style>
    <style:style style:name="T7" style:family="text">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T8" style:family="text">
      <style:text-properties fo:font-variant="normal" fo:text-transform="none" fo:color="#000000" style:text-line-through-style="none" style:font-name="Arial1" fo:font-size="11.25pt" fo:font-style="normal" style:text-underline-style="none" fo:font-weight="bold" style:text-blinking="false" fo:background-color="#ffffff"/>
    </style:style>
    <style:style style:name="T9" style:family="text">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T10" style:family="text">
      <style:text-properties fo:font-variant="normal" fo:text-transform="none" fo:color="#000000" style:text-line-through-style="none" style:font-name="Arial1" fo:font-size="11.25pt" fo:font-style="italic" style:text-underline-style="none" fo:font-weight="normal" style:text-blinking="false" fo:background-color="#ffffff"/>
    </style:style>
    <style:style style:name="T11" style:family="text">
      <style:text-properties fo:font-variant="normal" fo:text-transform="none" fo:color="#000000" style:text-line-through-style="none" style:font-name="Arial1" fo:font-size="11.25pt" fo:font-style="italic" style:text-underline-style="none" fo:font-weight="bold" style:text-blinking="false" fo:background-color="transparent"/>
    </style:style>
    <style:style style:name="T12" style:family="text">
      <style:text-properties fo:font-variant="normal" fo:text-transform="none" fo:color="#000000" style:text-line-through-style="none" style:font-name="Arial1" fo:font-size="11.25pt" fo:font-style="italic" style:text-underline-style="none" fo:font-weight="bold" style:text-blinking="false" fo:background-color="#ffffff"/>
    </style:style>
    <style:style style:name="T13" style:family="text">
      <style:text-properties fo:font-variant="normal" fo:text-transform="none" fo:color="#000000" style:text-line-through-style="none" style:text-underline-style="none" style:text-blinking="false" fo:background-color="transparent"/>
    </style:style>
    <style:style style:name="T14" style:family="text">
      <style:text-properties fo:font-variant="normal" fo:text-transform="none" fo:color="#000000" style:text-line-through-style="none" style:text-underline-style="none" style:text-blinking="false" fo:background-color="#ff9900"/>
    </style:style>
    <style:style style:name="T15" style:family="text">
      <style:text-properties fo:font-variant="normal" fo:text-transform="none" fo:color="#000000" style:text-line-through-style="none" style:text-underline-style="none" style:text-blinking="false" fo:background-color="#ffffff"/>
    </style:style>
    <style:style style:name="T16" style:family="text">
      <style:text-properties fo:font-variant="normal" fo:text-transform="none" fo:color="#000000" style:font-name="Arial1" fo:font-size="11.25pt" fo:font-style="italic" style:text-underline-style="solid" style:text-underline-width="auto" style:text-underline-color="font-color" fo:font-weight="bold" fo:background-color="transparent"/>
    </style:style>
    <style:style style:name="T17" style:family="text">
      <style:text-properties fo:font-variant="normal" fo:text-transform="none" fo:color="#000000" style:font-name="Arial1" fo:font-size="11.25pt" fo:font-style="italic" style:text-underline-style="solid" style:text-underline-width="auto" style:text-underline-color="font-color" fo:font-weight="normal" fo:background-color="transparent"/>
    </style:style>
    <style:style style:name="T18" style:family="text">
      <style:text-properties fo:font-variant="normal" fo:text-transform="none" fo:color="#ff0000" style:text-line-through-style="none" style:font-name="Arial1" fo:font-size="11.25pt" fo:font-style="normal" style:text-underline-style="none" fo:font-weight="bold" style:text-blinking="false" fo:background-color="transparent"/>
    </style:style>
    <style:style style:name="T19" style:family="text">
      <style:text-properties fo:font-variant="normal" fo:text-transform="none" fo:color="#ff0000" style:text-line-through-style="none" style:text-underline-style="none" style:text-blinking="false" fo:background-color="transparent"/>
    </style:style>
    <style:style style:name="T20" style:family="text">
      <style:text-properties fo:font-variant="normal" fo:text-transform="none" fo:color="#0000ff" style:text-line-through-style="none" style:font-name="Arial1" fo:font-size="11.25pt" fo:font-style="normal" style:text-underline-style="none" fo:font-weight="normal" style:text-blinking="false" fo:background-color="transparent"/>
    </style:style>
    <style:style style:name="T21" style:family="text">
      <style:text-properties fo:font-variant="normal" fo:text-transform="none" fo:color="#0000ff" style:text-line-through-style="none" style:font-name="Arial1" fo:font-size="11.25pt" fo:font-style="normal" style:text-underline-style="none" fo:font-weight="bold" style:text-blinking="false" fo:background-color="#ffffff"/>
    </style:style>
    <style:style style:name="T22" style:family="text">
      <style:text-properties fo:font-variant="normal" fo:text-transform="none" fo:color="#1155cc" style:text-line-through-style="none" style:font-name="Arial1" fo:font-size="11.25pt" fo:font-style="normal" style:text-underline-style="solid" style:text-underline-width="auto" style:text-underline-color="font-color" fo:font-weight="bold" style:text-blinking="false" fo:background-color="#ffffff"/>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01e1de4a-6d90-599f-144e-944812a7f5e7"/>fHey, Best of luck! Please update regularly. Also, feel free to reuse any code from last year. I actually encourage it if it makes things faster.</text:p>
      <text:p text:style-name="Horizontal_20_Line"/>
      <text:p text:style-name="Text_20_body"/>
      <text:p text:style-name="P5">Models for Profile: events Modification</text:p>
      <text:list xml:id="list2127429153" text:style-name="L1">
        <text:list-item>
          <text:p text:style-name="P17"><text:span text:style-name="T1">Divide events into major and casual, and recommend casual events for major event participants</text:span><text:span text:style-name="T2">. </text:span><text:span text:style-name="T3">Yes. Good idea.</text:span></text:p>
        </text:list-item>
        <text:list-item>
          <text:p text:style-name="P17"><text:span text:style-name="T1">Updates of self’s regd. events </text:span><text:span text:style-name="T3">Again yeah. Basic reason for the profile</text:span></text:p>
        </text:list-item>
        <text:list-item>
          <text:p text:style-name="P18">Popular updates- of all events irrespective of registered ..weighed by interest(? Complex need to ask users optionally to provide interests..and days available in shaastra(default all) and give weightage to each event based on relevance)</text:p>
        </text:list-item>
      </text:list>
      <text:p text:style-name="P16"><text:span text:style-name="T13">            </text:span><text:span text:style-name="T4">Or simply based on relevant to registered event</text:span><text:span text:style-name="T19"> </text:span><text:span text:style-name="T18">Even I wanted this. After you guys are done with the module and it’s finished, try to think of an algo or way to find out related events.</text:span></text:p>
      <text:p text:style-name="Text_20_body"/>
      <text:p text:style-name="P5">//Not just about models but overall page proposal</text:p>
      <text:p text:style-name="P5">#Manikandan</text:p>
      <text:p text:style-name="P5">Even we thought about something like “recommending events” --- Weightage based on relevance can be done as stated above in 3rd point</text:p>
      <text:p text:style-name="P5">Events categorized as</text:p>
      <text:p text:style-name="P5">*Popular events- Updates from these events are displayed irrespective of whether or not the user has registered</text:p>
      <text:p text:style-name="P5">*Registered events-Updates from events registered by the user</text:p>
      <text:p text:style-name="Text_20_body"/>
      <text:p text:style-name="P9">‘’’</text:p>
      <text:p text:style-name="P5">Some feature like notification- Like if a user has won an event say he gets notified in his page itself ( I think it’s kind of hard to get the events coords take that extra effort but just a proposal)</text:p>
      <text:p text:style-name="P11">This should be easy. Event coords will anyways upload the winners on the ERP portal. We can just read from there. Not an immediate requirement. But implementable.</text:p>
      <text:p text:style-name="P5">,,,</text:p>
      <text:p text:style-name="P5">,,,</text:p>
      <text:p text:style-name="P5">We can also think of something like a planner--- like the user selects all the events he wishes to participate--- Once the Shaastra schedule is out we can show him something like a “calendar timeline” where the events he wishes to participate are put.</text:p>
      <text:p text:style-name="Text_20_body"/>
      <text:p text:style-name="P11">This also I badly wanted to implement. Awesome! We’ll do this again after the module is over. We’ll generate individual personalized pdfs of the shaastra schedule.</text:p>
      <text:p text:style-name="Text_20_body"/>
      <text:p text:style-name="P5">It will also be good if each user gets to see other user’s event participation and their status---Like you select few people--- You “follow” them--- You get to know their event participation and status</text:p>
      <text:p text:style-name="Text_20_body"/>
      <text:p text:style-name="P11">This sounds a lot like Twitter. I’m not for this idea. We’ll discuss this later.</text:p>
      <text:p text:style-name="Text_20_body"/>
      <text:p text:style-name="P5"><text:soft-page-break/>Look out for a teammate--</text:p>
      <text:p text:style-name="P5">Under this you select an event--There might be other users as well looking for a teammate in the same event---”Connect them”---- Get the invitation to connect via notification.</text:p>
      <text:p text:style-name="Text_20_body"/>
      <text:p text:style-name="P11">Brilliant idea. If he registers alone for an event we can suggest other single participants as teammates.</text:p>
      <text:p text:style-name="Text_20_body"/>
      <text:p text:style-name="P5">@Cores,Supercoords and VG</text:p>
      <text:p text:style-name="P16"><text:span text:style-name="T4">Some ideas maybe very far-fetched(</text:span><text:span text:style-name="T7">Yes We need to BREAK THE BOUNDARIES!!!)</text:span></text:p>
      <text:p text:style-name="P5">Please provide some suggestions and advice on the proposal and their feasibility</text:p>
      <text:p text:style-name="P5">Once we decide on what all to do,designing the models will be logical</text:p>
      <text:p text:style-name="P5">I have a doubt on the division “MAJOR EVENTS” and “CASUAL EVENTS” ?!</text:p>
      <text:p text:style-name="P11">Not that hard to differentiate. Manual robotics, Fire N ice, OPC etc are major events while PuzzleChamp, ChemicalX and Quizzes are not. Whatever events are on the borderline, make them casual so that it increases participation on the whole.</text:p>
      <text:p text:style-name="Text_20_body"/>
      <text:p text:style-name="P16"><text:span text:style-name="T16">Lots of scope for reusing the codes - </text:span><text:span text:style-name="T18">YES! I want you to reuse as much code as possible. This accelerates developments extremely.</text:span></text:p>
      <text:p text:style-name="Text_20_body"/>
      <text:p text:style-name="P12">/** */</text:p>
      <text:p text:style-name="P12">In order to achieve the ‘subscribe’ feature as mentioned above, we need to track all details of the users activity before and During Shaastra. Won’t there be overhead in this? We’ll need to create a timeline for every user, as we have no pre-facto way of knowing who will be subscribed to.</text:p>
      <text:p text:style-name="P12">Event subscriptions may work out better in short term, but implementing the above will help make the Shaastra website more ‘Social’, and is really a brilliant idea.</text:p>
      <text:p text:style-name="P12">Connect should work, either based on team members / college or something similar.</text:p>
      <text:p text:style-name="P11">Again, not for this idea. </text:p>
      <text:p text:style-name="Text_20_body"/>
      <text:p text:style-name="P16"><text:span text:style-name="T20">Notification features would be pseud on a Mob App. I would say that most people don’t log into the Shaastra website in their free time during Shaastra.</text:span><text:span text:style-name="T19"> </text:span><text:span text:style-name="T18">Our MobOps team is stud. I will suggest this.</text:span></text:p>
      <text:p text:style-name="Text_20_body"/>
      <text:p text:style-name="P12">Recommend events should be pretty useful, as long as doesn’t turn into a ‘Featured Ad’, and a contest among Event Coords to promote their event. :P</text:p>
      <text:p text:style-name="P11">:D</text:p>
      <text:p text:style-name="Text_20_body"/>
      <text:p text:style-name="P5">/** */</text:p>
      <text:p text:style-name="Horizontal_20_Line"/>
      <text:p text:style-name="P16"><text:span text:style-name="T9">Good. Now get to </text:span><text:span text:style-name="T11">designing the models</text:span><text:span text:style-name="T9">. Meet between yourselves frequently. </text:span><text:span text:style-name="T17">Frequently.</text:span><text:span text:style-name="T13"> </text:span></text:p>
      <text:p text:style-name="P2">Look at last years and reuse, modify, delete and add. Finish this asap and update.</text:p>
      <text:p text:style-name="Horizontal_20_Line"/>
      <text:p text:style-name="Text_20_body"/>
      <text:p text:style-name="P7"><text:soft-page-break/>UserProfile Model</text:p>
      <text:p text:style-name="P16"><text:span text:style-name="T7">user</text:span><text:span text:style-name="T13"> </text:span><text:span text:style-name="T9">One-One Relationship with the Django User Model</text:span></text:p>
      <text:p text:style-name="P7">gender </text:p>
      <text:p text:style-name="P16"><text:span text:style-name="T7">age    </text:span><text:span text:style-name="T9">choice list to be given</text:span></text:p>
      <text:p text:style-name="P16"><text:span text:style-name="T7">branch </text:span><text:span text:style-name="T9">choice list to be given</text:span></text:p>
      <text:p text:style-name="P7">mobile_number</text:p>
      <text:p text:style-name="P16"><text:span text:style-name="T7">college </text:span><text:span text:style-name="T9">Many-One Relationship with College model </text:span></text:p>
      <text:p text:style-name="P7">college_rollno</text:p>
      <text:p text:style-name="P7">shaastra_id </text:p>
      <text:p text:style-name="P16"><text:span text:style-name="T7">profile_picture </text:span><text:span text:style-name="T9">ImageField    </text:span><text:span text:style-name="T14"> </text:span><text:span text:style-name="T5">NOT FOR THIS IDEA,not worth saving all random pics, a zuzu kind of thing would be OK if required though(for design team?) a choice list with interesting thumbnails</text:span></text:p>
      <text:p text:style-name="P16"><text:span text:style-name="T7">notification </text:span><text:span text:style-name="T9">One-Many Relationship with Notification model    </text:span></text:p>
      <text:p text:style-name="P4">There are 2 models about events: One is Events and other is Popular_events?</text:p>
      <text:p text:style-name="P4">If we have one model for events we can have an attribute can events type?</text:p>
      <text:p text:style-name="P6">Better to have a single events model, two is an redundant and complex</text:p>
      <text:p text:style-name="Text_20_body"/>
      <text:p text:style-name="P16"><text:span text:style-name="T7">popular_updates </text:span><text:span text:style-name="T9">updates from popular events-- Many-Many Relationship with Updates model. </text:span><text:span text:style-name="T17">This is common for every registered user    </text:span></text:p>
      <text:p text:style-name="P13">Why many to many ?</text:p>
      <text:p text:style-name="P16"><text:span text:style-name="T7">registered_events </text:span><text:span text:style-name="T9">Many-Many fields (Stores all the events the user has registered for Updates)</text:span></text:p>
      <text:p text:style-name="P16"><text:span text:style-name="T7">registered_updates </text:span><text:span text:style-name="T9">Updates from Updates model_ Many-Many relationship with Events model </text:span></text:p>
      <text:p text:style-name="P16"><text:span text:style-name="T7">recommended_events </text:span><text:span text:style-name="T9">Many-Many field (Still have to think of a logic to implement this)</text:span></text:p>
      <text:p text:style-name="P15">What about “Accommodation” part? It will be good if we also provide “Something” to do with the accommodation right? Suggest a few ideas in this regard!</text:p>
      <text:p text:style-name="Text_20_body"/>
      <text:p text:style-name="P8">Notification model</text:p>
      <text:p text:style-name="Text_20_body"/>
      <text:p text:style-name="P16"><text:span text:style-name="T8">user_name </text:span><text:span text:style-name="T10">Many-One relation with Userprofile model (tells who is the user getting the notification message)</text:span></text:p>
      <text:p text:style-name="P14">Many to one ? Foreign key is fine right ?</text:p>
      <text:p text:style-name="P16"><text:span text:style-name="T8">notification </text:span><text:span text:style-name="T10">character field( consisting of the notification)</text:span></text:p>
      <text:p text:style-name="P16"><text:span text:style-name="T8">related_event </text:span><text:span text:style-name="T10">Many-Many relation with Events model(tells with what event is the notification associated with)</text:span></text:p>
      <text:p text:style-name="Text_20_body"/>
      <text:p text:style-name="P13">How would notifications work? Polling ? or can we have something with ping/interrupt ?</text:p>
      <text:p text:style-name="Text_20_body"/>
      <text:p text:style-name="P8">Updates model</text:p>
      <text:p text:style-name="P16"><text:span text:style-name="T8">event_name </text:span><text:span text:style-name="T10">Many-Many relationship with Events model (tells what is the name of the event which is associated for updates)</text:span></text:p>
      <text:p text:style-name="P16"><text:span text:style-name="T8">update </text:span><text:span text:style-name="T10">contains the update message associated with the event_name</text:span></text:p>
      <text:p text:style-name="P16"><text:span text:style-name="T8">is_popular </text:span><text:span text:style-name="T10">Bool field--- tells if the event associated is popular or not</text:span></text:p>
      <text:p text:style-name="P16"><text:span text:style-name="T8">event_type </text:span><text:span text:style-name="T10">list whether the event is major or casual </text:span></text:p>
      <text:p text:style-name="P14">Can we update multiple events at once ? This should be a foreign key right ?</text:p>
      <text:p text:style-name="Text_20_body"/>
      <text:p text:style-name="P8"><text:soft-page-break/>Events model</text:p>
      <text:p text:style-name="Text_20_body"/>
      <text:p text:style-name="P16"><text:span text:style-name="T8">event_name </text:span><text:span text:style-name="T10">Character field. Tells the name of the event</text:span></text:p>
      <text:p text:style-name="P16"><text:span text:style-name="T8">is_popular </text:span><text:span text:style-name="T10">Bool field--Tells whether the event is popular or not</text:span></text:p>
      <text:p text:style-name="P16"><text:span text:style-name="T8">event_type </text:span><text:span text:style-name="T10">major or casual </text:span></text:p>
      <text:p text:style-name="P16"><text:span text:style-name="T8">registered_users </text:span><text:span text:style-name="T10">Many to many field </text:span></text:p>
      <text:p text:style-name="Text_20_body"/>
      <text:p text:style-name="P14">Which is more commonly used - Finding all users for an event, or finding all events for which a user is registered  ? The 2nd is needed if we are going for a personalized profile. Add it where it will be used most.</text:p>
      <text:p text:style-name="Text_20_body"/>
      <text:p text:style-name="P3">//These are rough models that I have suggested</text:p>
      <text:p text:style-name="Text_20_body"><text:line-break/><text:line-break/><text:line-break/></text:p>
      <text:p text:style-name="P8">FINAL AND UPDATED MODEL:</text:p>
      <text:p text:style-name="Text_20_body"/>
      <text:p text:style-name="P8">UserProfile model</text:p>
      <text:p text:style-name="Text_20_body"/>
      <text:p text:style-name="P16"><text:span text:style-name="T7">user</text:span><text:span text:style-name="T13"> </text:span><text:span text:style-name="T9">foreign key(with unique=TRUE) with the Django User Model</text:span></text:p>
      <text:p text:style-name="P16"><text:span text:style-name="T7">gender </text:span><text:span text:style-name="T9">choice list to be given</text:span></text:p>
      <text:p text:style-name="P16"><text:span text:style-name="T7">age    </text:span><text:span text:style-name="T9">choice list to be given</text:span></text:p>
      <text:p text:style-name="P16"><text:span text:style-name="T7">branch </text:span><text:span text:style-name="T9">choice list to be given</text:span></text:p>
      <text:p text:style-name="P16"><text:span text:style-name="T7">mobile_number </text:span><text:span text:style-name="T9">character field </text:span></text:p>
      <text:p text:style-name="P16"><text:span text:style-name="T7">college </text:span><text:span text:style-name="T9">foreign key(with unique=FALSE) with the College model</text:span></text:p>
      <text:p text:style-name="P16"><text:span text:style-name="T7">college_rollno </text:span><text:span text:style-name="T9">character field</text:span></text:p>
      <text:p text:style-name="P7">shaastra_id  </text:p>
      <text:p text:style-name="P16"><text:span text:style-name="T7">profile_picture </text:span><text:span text:style-name="T9">ImageField (if at all it’s required :P)</text:span></text:p>
      <text:p text:style-name="P16"><text:span text:style-name="T7">registered_events </text:span><text:span text:style-name="T9">ManytoMany field (relating to Event model)</text:span></text:p>
      <text:p text:style-name="Text_20_body"/>
      <text:p text:style-name="P10">notification </text:p>
      <text:p text:style-name="P10">popular_updates</text:p>
      <text:p text:style-name="P10">registered_updates</text:p>
      <text:p text:style-name="P8">/*These two resources are very useful in displaying notification and updates as and when things are updated in the database*/</text:p>
      <text:p text:style-name="P16"><text:a xlink:type="simple" xlink:href="https://github.com/pinax/django-notification"><text:span text:style-name="T22">https://github.com/pinax/django-notification</text:span></text:a></text:p>
      <text:p text:style-name="P16"><text:a xlink:type="simple" xlink:href="http://stackoverflow.com/questions/1609775/how-do-i-display-notifications-from-django-notification/1953614#1953614"><text:span text:style-name="T22">http://stackoverflow.com/questions/1609775/how-do-i-display-notifications-from-django-notification/1953614#1953614</text:span></text:a></text:p>
      <text:p text:style-name="P16"><text:a xlink:type="simple" xlink:href="http://www.nomadjourney.com/2009/05/customized-comment-notifications-from-django/"><text:span text:style-name="T22">http://www.nomadjourney.com/2009/05/customized-comment-notifications-from-django/</text:span></text:a></text:p>
      <text:p text:style-name="P16"><text:span text:style-name="T8">*Credits to Suraj for </text:span><text:span text:style-name="T21">googling ‘Django notification system’ :P </text:span><text:span text:style-name="T8">*</text:span></text:p>
      <text:p text:style-name="P8">College Model</text:p>
      <text:p text:style-name="Text_20_body"/>
      <text:p text:style-name="P16"><text:soft-page-break/><text:span text:style-name="T8">name </text:span><text:span text:style-name="T10">Character field</text:span></text:p>
      <text:p text:style-name="P16"><text:span text:style-name="T8">city    </text:span><text:span text:style-name="T10">Character field</text:span></text:p>
      <text:p text:style-name="P16"><text:span text:style-name="T8">state </text:span><text:span text:style-name="T10">Choice list to be provided</text:span></text:p>
      <text:p text:style-name="Text_20_body"/>
      <text:p text:style-name="P16"><text:span text:style-name="T10">I think there is already a</text:span><text:span text:style-name="T15"> </text:span><text:span text:style-name="T12">Events</text:span><text:span text:style-name="T15"> </text:span><text:span text:style-name="T10">model in the main_site code.</text:span></text:p>
      <text:p text:style-name="P3">I think it can be used directly (of course with some minor changes)</text:p>
      <text:p text:style-name="P16"><text:span text:style-name="T10">Similarly there is a </text:span><text:span text:style-name="T12">Update</text:span><text:span text:style-name="T15"> </text:span><text:span text:style-name="T10">model also in the main_site code(last years’ )</text:span></text:p>
      <text:p text:style-name="P3">I think it can also be used directly(of course with some minor changes which will be incorporated during coding) </text:p>
      <text:p text:style-name="Text_20_body"/>
      <text:p text:style-name="P8">Events Model</text:p>
      <text:p text:style-name="Text_20_body"/>
      <text:p text:style-name="P16"><text:span text:style-name="T8">title  </text:span><text:span text:style-name="T10">Character field </text:span><text:span text:style-name="T15">   </text:span></text:p>
      <text:p text:style-name="P16"><text:span text:style-name="T8">events_logo </text:span><text:span text:style-name="T10">file field(has the logo of the event)</text:span></text:p>
      <text:p text:style-name="P16"><text:span text:style-name="T8">is_team_event </text:span><text:span text:style-name="T10">Boolean value</text:span></text:p>
      <text:p text:style-name="P8">team_size_min </text:p>
      <text:p text:style-name="P8">team_size_max</text:p>
      <text:p text:style-name="P16"><text:span text:style-name="T8">category </text:span><text:span text:style-name="T10">Choice list to be provided</text:span></text:p>
      <text:p text:style-name="P16"><text:span text:style-name="T8">is_popular_event </text:span><text:span text:style-name="T10">Boolean value</text:span></text:p>
      <text:p text:style-name="P16"><text:span text:style-name="T8">event_type </text:span><text:span text:style-name="T10">Whether Major or Casual</text:span></text:p>
      <text:p text:style-name="P16"><text:span text:style-name="T8">sponsor_url </text:span><text:span text:style-name="T10">Character field </text:span></text:p>
      <text:p text:style-name="P16"><text:span text:style-name="T8">sponsor_logo </text:span><text:span text:style-name="T10">file field</text:span></text:p>
      <text:p text:style-name="Text_20_body"/>
      <text:p text:style-name="P8">Update Model</text:p>
      <text:p text:style-name="Text_20_body"/>
      <text:p text:style-name="P16"><text:span text:style-name="T8">events </text:span><text:span text:style-name="T10">foreign key(with Unique=False) relation to the Events model</text:span></text:p>
      <text:p text:style-name="P16"><text:span text:style-name="T8">update_message </text:span><text:span text:style-name="T10">character field </text:span></text:p>
      <text:p text:style-name="P16"><text:span text:style-name="T8">message_type </text:span><text:span text:style-name="T10">whether update or announcement</text:span></text:p>
      <text:p text:style-name="P8">Registration procedure:</text:p>
      <text:p text:style-name="P16"><text:span text:style-name="T8">User </text:span><text:span text:style-name="T6">clicks the event description, and gets a ‘click here to register button’</text:span></text:p>
      <text:list xml:id="list1359349955" text:style-name="L2">
        <text:list-item>
          <text:list>
            <text:list-item>
              <text:p text:style-name="P19">If it is an individual event, his registered_events is updated and success message displayed, from now on, this event will be displayed on his homepage</text:p>
            </text:list-item>
            <text:list-item>
              <text:p text:style-name="P19">If it is a team event, then he can either join as team leader, or can join a team, so previous year logic where a team leader had to enter his team mates’ usernames must be made optional</text:p>
            </text:list-item>
            <text:list-item>
              <text:p text:style-name="P1"/>
            </text:list-item>
          </text:list>
        </text:list-item>
      </text:list>
      <text:p text:style-name="Text_20_body"><text:line-break/><text:line-break/><text:line-break/><text:line-break/><text:line-break/><text:line-break/><text:line-break/><text:line-break/><text:soft-page-break/><text:line-break/><text:line-break/><text:line-break/><text:line-break/><text:line-break/><text:line-break/><text:line-break/><text:line-break/><text:line-break/><text:line-break/><text:line-break/><text:line-break/><text:line-break/><text:line-break/><text:line-break/><text:line-break/><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THAM </meta:initial-creator>
    <meta:creation-date>2013-08-11T18:58:33</meta:creation-date>
    <meta:document-statistic meta:table-count="0" meta:image-count="0" meta:object-count="0" meta:page-count="6" meta:paragraph-count="130" meta:word-count="1450" meta:character-count="9104" meta:non-whitespace-character-count="7707"/>
    <dc:date>2013-08-11T18:58:39</dc:date>
    <dc:creator>GOTHAM </dc:creator>
    <meta:editing-duration>PT6S</meta:editing-duration>
    <meta:editing-cycles>1</meta:editing-cycles>
    <meta:generator>LibreOffice/3.4$Unix LibreOffice_project/340m1$Build-402</meta:generator>
  </office:meta>
</office:document-meta>
</file>